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b5d41" officeooo:paragraph-rsid="001b5d41"/>
    </style:style>
    <style:style style:name="P3" style:family="paragraph" style:parent-style-name="Standard">
      <style:paragraph-properties fo:text-align="center" style:justify-single-word="false"/>
      <style:text-properties officeooo:paragraph-rsid="00216ef9"/>
    </style:style>
    <style:style style:name="P4" style:family="paragraph" style:parent-style-name="Standard">
      <style:paragraph-properties fo:text-align="start" style:justify-single-word="false"/>
      <style:text-properties officeooo:paragraph-rsid="00216ef9"/>
    </style:style>
    <style:style style:name="P5" style:family="paragraph" style:parent-style-name="Standard">
      <style:paragraph-properties fo:text-align="start" style:justify-single-word="false"/>
      <style:text-properties officeooo:rsid="001b5d41" officeooo:paragraph-rsid="001b5d41"/>
    </style:style>
    <style:style style:name="P6" style:family="paragraph" style:parent-style-name="Standard">
      <style:paragraph-properties fo:text-align="start" style:justify-single-word="false"/>
      <style:text-properties officeooo:rsid="001b5d41" officeooo:paragraph-rsid="002b94f5"/>
    </style:style>
    <style:style style:name="T1" style:family="text">
      <style:text-properties officeooo:rsid="0019aa48"/>
    </style:style>
    <style:style style:name="T2" style:family="text">
      <style:text-properties officeooo:rsid="001c6489"/>
    </style:style>
    <style:style style:name="T3" style:family="text">
      <style:text-properties officeooo:rsid="001f54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ss培训</text:p>
      <text:p text:style-name="P4">2014/1/11</text:p>
      <text:p text:style-name="P1">宽度设置：尽量少用百分比，宽度有常用的几个值，也尽量不要写死</text:p>
      <text:p text:style-name="P1">padding wrap clearfix </text:p>
      <text:p text:style-name="P1">line-height一般是<text:span text:style-name="T1">height的1.5倍</text:span></text:p>
      <text:p text:style-name="P2">div高度设置，由里到外设置，有float属性时，一定要用clearfix class来清除浮动</text:p>
      <text:p text:style-name="P2">程序调试<text:span text:style-name="T2">：控制台</text:span></text:p>
      <text:p text:style-name="P2"><text:s text:c="3"/>console查看错误信息</text:p>
      <text:p text:style-name="P2"><text:s text:c="3"/>network查看服务器请求</text:p>
      <text:p text:style-name="P2"><text:s text:c="3"/><text:span text:style-name="T3">debugger;f10,f11,</text:span></text:p>
      <text:p text:style-name="P2">2014/1/18</text:p>
      <text:p text:style-name="P2">html结构：</text:p>
      <text:p text:style-name="P2">在实现页面效果时（包括静态的页面和动态的实现），要明确一点：只要页面上出现过的元素，模板里一定有对应的定义，所以先把模板元素写出来，就是实现页面的静态效果，暂时不考虑js的代码实现，把页面的效果按设计稿实现，然后再根据页面要求的动态效果去实现js代码，这样将静态页面和动态效果分开实现，一次只做一件事，提高开发效率</text:p>
      <text:p text:style-name="P2">2014/1/25</text:p>
      <text:p text:style-name="P2"><text:s text:c="3"/>遗留的问题：如何判断鼠标在页面上滑过的范围（hipandora-demo相关代码）</text:p>
      <text:p text:style-name="P2"><text:s text:c="3"/>解决的问题：</text:p>
      <text:p text:style-name="P2"><text:s text:c="7"/>1、将与时间轴无关的事件与时间轴绑定，思路：如何绑定-&gt;绑定之后要做什么事-&gt;如何实现</text:p>
      <text:p text:style-name="P2"><text:s text:c="7"/>2、出现的问题：在时间轴插入一天，插入的这一天为当前天，当前天的信息在没有填写之前应该是空的，但问题是这一天对应的信息是上一个当前天的信息。</text:p>
      <text:p text:style-name="P6"><text:s text:c="5"/>对于第二个问题的我的解决思路：查看“插入一天”的功能实现，发现逻辑没问题，查看插入一天调用的“切换当前天”的方法，并打印日志信息，查看“插入一天”和”切换一天“的方法里输出的信息确实是空的，就不知道从何查bug了，就开始盲目的调试，浪费了时间，也没解决问题</text:p>
      <text:p text:style-name="P6"><text:s text:c="5"/>对于第二个问题李亚川解决的思路：排查”插入一天“和”切换到当前天“的实现，发现插入的信息没有任何问题，最后确定在”显示信息“的输入框没有处理好信息，然后就去找输入框如何控制显示的信息，查找输入框显示的信息绑定在什么地方处理，然后去该方法里查看逻辑，进行排错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y </meta:initial-creator>
    <meta:creation-date>2014-01-11T09:46:19.634846787</meta:creation-date>
    <dc:date>2014-01-25T23:05:39.884240157</dc:date>
    <dc:creator>lyy </dc:creator>
    <meta:editing-duration>PT3H11M54S</meta:editing-duration>
    <meta:editing-cycles>19</meta:editing-cycles>
    <meta:generator>LibreOffice/4.1.3.2$Linux_X86_64 LibreOffice_project/410m0$Build-2</meta:generator>
    <meta:document-statistic meta:table-count="0" meta:image-count="0" meta:object-count="0" meta:page-count="1" meta:paragraph-count="20" meta:word-count="659" meta:character-count="828" meta:non-whitespace-character-count="785"/>
  </office:meta>
</office:document-meta>
</file>